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CC9F19CDB2B6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C9F19CDB2B69E1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Basic Tools</text:p>
              </text:list-item>
              <text:list-item>
                <text:p>Concep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 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create</text:p>
                  </text:list-item>
                  <text:list-item>
                    <text:p>iex -s mix</text:p>
                  </text:list-item>
                  <text:list-item>
                    <text:p>mix get.deps</text:p>
                  </text:list-item>
                  <text:list-item>
                    <text:p>mix hex ....</text:p>
                  </text:list-item>
                  <text:list-item>
                    <text:p>mix t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Print a list</text:p>
                  </text:list-item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 (list of tuples)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 (implemented using MapSet, are ordered, no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Use String module to manipulate</text:p>
                  </text:list-item>
                </text:list>
              </text:list-item>
              <text:list-item>
                <text:p>‘integer list’</text:p>
                <text:list>
                  <text:list-item>
                    <text:p>Use List module to manipulate</text:p>
                  </text:list-item>
                </text:list>
              </text:list-item>
              <text:list-item>
                <text:p>&lt;&lt;1,2,3&gt;&gt; Binary type</text:p>
                <text:list>
                  <text:list-item>
                    <text:p>Use List module to manip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do body end</text:p>
              </text:list-item>
              <text:list-item>
                <text:p>If do body1 else body2 end</text:p>
              </text:list-item>
              <text:list-item>
                <text:p>case</text:p>
              </text:list-item>
              <text:list-item>
                <text:p>con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6T21:30:42.579253652</dc:date>
    <meta:editing-duration>PT5H43M57S</meta:editing-duration>
    <meta:editing-cycles>48</meta:editing-cycles>
    <meta:generator>LibreOffice/5.1.4.2$Linux_X86_64 LibreOffice_project/10m0$Build-2</meta:generator>
    <meta:document-statistic meta:object-count="102"/>
  </office:meta>
</office:document-meta>
</file>